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7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48cm"/>
    </style:style>
    <style:style style:name="co5" style:family="table-column">
      <style:table-column-properties fo:break-before="auto" style:column-width="6.509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1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3" style:family="table-cell" style:parent-style-name="Weapon_20_system">
      <style:map style:condition="is-true-formula(LEFT([$Weapons.$A1]0.1)=&quot;&lt;&quot;)" style:apply-style-name="Weapon_20_system" style:base-cell-address="Weapons.A1"/>
    </style:style>
    <style:style style:name="ce4" style:family="table-cell" style:parent-style-name="Default">
      <style:map style:condition="is-true-formula(LEFT([$Weapons.$A1]0.1)=&quot;&lt;&quot;)" style:apply-style-name="Weapon_20_system" style:base-cell-address="Weapons.A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A1]0.1)=&quot;&lt;&quot;)" style:apply-style-name="Weapon_20_system" style:base-cell-address="Weapons.A1"/>
    </style:style>
    <style:style style:name="ce7" style:family="table-cell" style:parent-style-name="Default"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Commander</text:p>
          </table:table-cell>
          <table:table-cell table:style-name="ce1" office:value-type="string" calcext:value-type="string">
            <text:p>Oblast</text:p>
          </table:table-cell>
          <table:table-cell table:style-name="ce1" office:value-type="string" calcext:value-type="string">
            <text:p>Size</text:p>
          </table:table-cell>
        </table:table-row>
        <table:table-row table:style-name="ro1">
          <table:table-cell table:style-name="ce1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eli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leka-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Weapons" table:style-name="ta1">
        <table:table-column table:style-name="co4" table:default-cell-style-name="ce4"/>
        <table:table-column table:style-name="co3" table:number-columns-repeated="4" table:default-cell-style-name="ce5"/>
        <table:table-column table:style-name="co5" table:default-cell-style-name="ce4"/>
        <table:table-column table:style-name="co3" table:default-cell-style-name="ce4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Soft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Range</text:p>
          </table:table-cell>
          <table:table-cell table:style-name="ce7" office:value-type="string" calcext:value-type="string">
            <text:p>Comments</text:p>
          </table:table-cell>
        </table:table-row>
        <table:table-row table:style-name="ro1">
          <table:table-cell table:style-name="ce3" office:value-type="string" calcext:value-type="string">
            <text:p>&lt;BMP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BMP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T72B3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:2A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VBM3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6,400,0.6,100,0.9</text:p>
          </table:table-cell>
          <table:table-cell office:value-type="string" calcext:value-type="string">
            <text:p>#APFSDS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office:value-type="string" calcext:value-type="string">
            <text:p>Groun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7,400,0.7,100,0.9</text:p>
          </table:table-cell>
          <table:table-cell office:value-type="string" calcext:value-type="string">
            <text:p>#H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:P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82mm</text:p>
          </table:table-cell>
          <table:table-cell office:value-type="string" calcext:value-type="string">
            <text:p>tu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mmHE</text:p>
          </table:table-cell>
          <table:table-cell office:value-type="string" calcext:value-type="string">
            <text:p>Groun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120mm</text:p>
          </table:table-cell>
          <table:table-cell office:value-type="string" calcext:value-type="string">
            <text:p>tu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Akatsia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Gvozdik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BM-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2mmHE</text:p>
          </table:table-cell>
          <table:table-cell office:value-type="string" calcext:value-type="string">
            <text:p>Ground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Igla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ocket</text:p>
          </table:table-cell>
          <table:table-cell office:value-type="string" calcext:value-type="string">
            <text:p>Air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Javelin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FGM-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00,0.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Microdrones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Bom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A1-CM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A1Bom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Leleka-1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LelekaBom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AGS-1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AGS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ade_30mm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Squad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AK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/>
        </table:table-row>
        <table:table-row table:style-name="ro1">
          <table:table-cell office:value-type="string" calcext:value-type="string">
            <text:p>:PK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:AR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Car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 table:number-columns-repeated="2"/>
        </table:table-row>
        <table:table-row table:style-name="ro1" table:number-rows-repeated="1048501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Weapons.A1:Weapons.G1048576">
            <calcext:condition calcext:apply-style-name="Weapon system" calcext:value="formula-is(LEFT([$Weapons.$A1]0.1)=&quot;&lt;&quot;)" calcext:base-cell-address="Weapons.A1"/>
          </calcext:conditional-format>
        </calcext:conditional-formats>
      </table:table>
      <table:table table:name="Storage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UA</text:p>
          </table:table-cell>
          <table:table-cell table:style-name="ce14"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3UOF8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3UOR6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3VBM3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30000000" calcext:value-type="float">
            <text:p>30000000</text:p>
          </table:table-cell>
        </table:table-row>
        <table:table-row table:style-name="ro1">
          <table:table-cell office:value-type="string" calcext:value-type="string">
            <text:p>&lt;BMP2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T72B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eapon_20_system" style:display-name="Weapon system" style:family="table-cell" style:parent-style-name="Default">
      <style:table-cell-properties fo:background-color="#b7b3ca" style:diagonal-bl-tr="none" style:diagonal-tl-br="none"/>
    </style:style>
    <style:style style:name="Device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18:55:49.2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7:07:22.872000000</meta:creation-date>
    <dc:date>2024-04-17T19:26:15.794000000</dc:date>
    <meta:editing-duration>PT41M59S</meta:editing-duration>
    <meta:editing-cycles>13</meta:editing-cycles>
    <meta:generator>LibreOffice/7.6.5.2$Windows_X86_64 LibreOffice_project/38d5f62f85355c192ef5f1dd47c5c0c0c6d6598b</meta:generator>
    <meta:document-statistic meta:table-count="3" meta:cell-count="377" meta:object-count="0"/>
  </office:meta>
</office:document-meta>
</file>